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90319" calcext:value-type="float">
            <text:p>0.0690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0319" calcext:value-type="float">
            <text:p>6.90319E-05</text:p>
          </table:table-cell>
          <table:table-cell office:value-type="float" office:value="0.000053763" calcext:value-type="float">
            <text:p>5.3763E-05</text:p>
          </table:table-cell>
          <table:table-cell office:value-type="float" office:value="0.000353439" calcext:value-type="float">
            <text:p>0.000353439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40503" calcext:value-type="float">
            <text:p>0.0740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0503" calcext:value-type="float">
            <text:p>7.40503E-05</text:p>
          </table:table-cell>
          <table:table-cell office:value-type="float" office:value="0.000054164" calcext:value-type="float">
            <text:p>5.4164E-05</text:p>
          </table:table-cell>
          <table:table-cell office:value-type="float" office:value="0.000171637" calcext:value-type="float">
            <text:p>0.000171637</text:p>
          </table:table-cell>
          <table:table-cell office:value-type="float" office:value="2703" calcext:value-type="float">
            <text:p>2703</text:p>
          </table:table-cell>
          <table:table-cell office:value-type="float" office:value="1000" calcext:value-type="float">
            <text:p>1000</text:p>
          </table:table-cell>
          <table:table-cell office:value-type="float" office:value="2.703" calcext:value-type="float">
            <text:p>2.7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80544" calcext:value-type="float">
            <text:p>0.0780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0544" calcext:value-type="float">
            <text:p>7.80544E-05</text:p>
          </table:table-cell>
          <table:table-cell office:value-type="float" office:value="0.000054232" calcext:value-type="float">
            <text:p>5.4232E-05</text:p>
          </table:table-cell>
          <table:table-cell office:value-type="float" office:value="0.000172118" calcext:value-type="float">
            <text:p>0.000172118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812736" calcext:value-type="float">
            <text:p>0.08127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2736" calcext:value-type="float">
            <text:p>8.12736E-05</text:p>
          </table:table-cell>
          <table:table-cell office:value-type="float" office:value="0.000052328" calcext:value-type="float">
            <text:p>5.2328E-05</text:p>
          </table:table-cell>
          <table:table-cell office:value-type="float" office:value="0.000184156" calcext:value-type="float">
            <text:p>0.000184156</text:p>
          </table:table-cell>
          <table:table-cell office:value-type="float" office:value="3509" calcext:value-type="float">
            <text:p>3509</text:p>
          </table:table-cell>
          <table:table-cell office:value-type="float" office:value="1000" calcext:value-type="float">
            <text:p>1000</text:p>
          </table:table-cell>
          <table:table-cell office:value-type="float" office:value="3.509" calcext:value-type="float">
            <text:p>3.5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813988" calcext:value-type="float">
            <text:p>0.0813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3988" calcext:value-type="float">
            <text:p>8.13988E-05</text:p>
          </table:table-cell>
          <table:table-cell office:value-type="float" office:value="0.000052339" calcext:value-type="float">
            <text:p>5.2339E-05</text:p>
          </table:table-cell>
          <table:table-cell office:value-type="float" office:value="0.000183914" calcext:value-type="float">
            <text:p>0.000183914</text:p>
          </table:table-cell>
          <table:table-cell office:value-type="float" office:value="3764" calcext:value-type="float">
            <text:p>3764</text:p>
          </table:table-cell>
          <table:table-cell office:value-type="float" office:value="1000" calcext:value-type="float">
            <text:p>1000</text:p>
          </table:table-cell>
          <table:table-cell office:value-type="float" office:value="3.764" calcext:value-type="float">
            <text:p>3.7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27358" calcext:value-type="float">
            <text:p>0.0827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7358" calcext:value-type="float">
            <text:p>8.27358E-05</text:p>
          </table:table-cell>
          <table:table-cell office:value-type="float" office:value="0.000052626" calcext:value-type="float">
            <text:p>5.2626E-05</text:p>
          </table:table-cell>
          <table:table-cell office:value-type="float" office:value="0.000201853" calcext:value-type="float">
            <text:p>0.000201853</text:p>
          </table:table-cell>
          <table:table-cell office:value-type="float" office:value="4139" calcext:value-type="float">
            <text:p>4139</text:p>
          </table:table-cell>
          <table:table-cell office:value-type="float" office:value="1000" calcext:value-type="float">
            <text:p>1000</text:p>
          </table:table-cell>
          <table:table-cell office:value-type="float" office:value="4.139" calcext:value-type="float">
            <text:p>4.1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797081" calcext:value-type="float">
            <text:p>0.0797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7081" calcext:value-type="float">
            <text:p>7.97081E-05</text:p>
          </table:table-cell>
          <table:table-cell office:value-type="float" office:value="0.000052368" calcext:value-type="float">
            <text:p>5.2368E-05</text:p>
          </table:table-cell>
          <table:table-cell office:value-type="float" office:value="0.000144709" calcext:value-type="float">
            <text:p>0.000144709</text:p>
          </table:table-cell>
          <table:table-cell office:value-type="float" office:value="4186" calcext:value-type="float">
            <text:p>4186</text:p>
          </table:table-cell>
          <table:table-cell office:value-type="float" office:value="1000" calcext:value-type="float">
            <text:p>1000</text:p>
          </table:table-cell>
          <table:table-cell office:value-type="float" office:value="4.186" calcext:value-type="float">
            <text:p>4.1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754803" calcext:value-type="float">
            <text:p>0.07548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803" calcext:value-type="float">
            <text:p>7.54803E-05</text:p>
          </table:table-cell>
          <table:table-cell office:value-type="float" office:value="0.00005237" calcext:value-type="float">
            <text:p>5.237E-05</text:p>
          </table:table-cell>
          <table:table-cell office:value-type="float" office:value="0.000144554" calcext:value-type="float">
            <text:p>0.000144554</text:p>
          </table:table-cell>
          <table:table-cell office:value-type="float" office:value="4215" calcext:value-type="float">
            <text:p>4215</text:p>
          </table:table-cell>
          <table:table-cell office:value-type="float" office:value="1000" calcext:value-type="float">
            <text:p>1000</text:p>
          </table:table-cell>
          <table:table-cell office:value-type="float" office:value="4.215" calcext:value-type="float">
            <text:p>4.2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744768" calcext:value-type="float">
            <text:p>0.07447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4768" calcext:value-type="float">
            <text:p>7.44768E-05</text:p>
          </table:table-cell>
          <table:table-cell office:value-type="float" office:value="0.000058571" calcext:value-type="float">
            <text:p>5.8571E-05</text:p>
          </table:table-cell>
          <table:table-cell office:value-type="float" office:value="0.000143659" calcext:value-type="float">
            <text:p>0.000143659</text:p>
          </table:table-cell>
          <table:table-cell office:value-type="float" office:value="4425" calcext:value-type="float">
            <text:p>4425</text:p>
          </table:table-cell>
          <table:table-cell office:value-type="float" office:value="1000" calcext:value-type="float">
            <text:p>1000</text:p>
          </table:table-cell>
          <table:table-cell office:value-type="float" office:value="4.425" calcext:value-type="float">
            <text:p>4.4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345601" calcext:value-type="float">
            <text:p>0.345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5601" calcext:value-type="float">
            <text:p>0.000345601</text:p>
          </table:table-cell>
          <table:table-cell office:value-type="float" office:value="0.000177568" calcext:value-type="float">
            <text:p>0.000177568</text:p>
          </table:table-cell>
          <table:table-cell office:value-type="float" office:value="0.00131866" calcext:value-type="float">
            <text:p>0.00131866</text:p>
          </table:table-cell>
          <table:table-cell office:value-type="float" office:value="5918" calcext:value-type="float">
            <text:p>5918</text:p>
          </table:table-cell>
          <table:table-cell office:value-type="float" office:value="1000" calcext:value-type="float">
            <text:p>1000</text:p>
          </table:table-cell>
          <table:table-cell office:value-type="float" office:value="5.918" calcext:value-type="float">
            <text:p>5.9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48065" calcext:value-type="float">
            <text:p>0.5480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065" calcext:value-type="float">
            <text:p>0.000548065</text:p>
          </table:table-cell>
          <table:table-cell office:value-type="float" office:value="0.000193687" calcext:value-type="float">
            <text:p>0.000193687</text:p>
          </table:table-cell>
          <table:table-cell office:value-type="float" office:value="0.00205127" calcext:value-type="float">
            <text:p>0.00205127</text:p>
          </table:table-cell>
          <table:table-cell office:value-type="float" office:value="12040" calcext:value-type="float">
            <text:p>12040</text:p>
          </table:table-cell>
          <table:table-cell office:value-type="float" office:value="1000" calcext:value-type="float">
            <text:p>1000</text:p>
          </table:table-cell>
          <table:table-cell office:value-type="float" office:value="12.04" calcext:value-type="float">
            <text:p>12.0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650619" calcext:value-type="float">
            <text:p>0.6506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0619" calcext:value-type="float">
            <text:p>0.000650619</text:p>
          </table:table-cell>
          <table:table-cell office:value-type="float" office:value="0.000207029" calcext:value-type="float">
            <text:p>0.000207029</text:p>
          </table:table-cell>
          <table:table-cell office:value-type="float" office:value="0.00241261" calcext:value-type="float">
            <text:p>0.00241261</text:p>
          </table:table-cell>
          <table:table-cell office:value-type="float" office:value="15642" calcext:value-type="float">
            <text:p>15642</text:p>
          </table:table-cell>
          <table:table-cell office:value-type="float" office:value="1000" calcext:value-type="float">
            <text:p>1000</text:p>
          </table:table-cell>
          <table:table-cell office:value-type="float" office:value="15.642" calcext:value-type="float">
            <text:p>15.64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7414" calcext:value-type="float">
            <text:p>0.7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14" calcext:value-type="float">
            <text:p>0.0007414</text:p>
          </table:table-cell>
          <table:table-cell office:value-type="float" office:value="0.000199688" calcext:value-type="float">
            <text:p>0.000199688</text:p>
          </table:table-cell>
          <table:table-cell office:value-type="float" office:value="0.00247155" calcext:value-type="float">
            <text:p>0.00247155</text:p>
          </table:table-cell>
          <table:table-cell office:value-type="float" office:value="19485" calcext:value-type="float">
            <text:p>19485</text:p>
          </table:table-cell>
          <table:table-cell office:value-type="float" office:value="1000" calcext:value-type="float">
            <text:p>1000</text:p>
          </table:table-cell>
          <table:table-cell office:value-type="float" office:value="19.485" calcext:value-type="float">
            <text:p>19.48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48534" calcext:value-type="float">
            <text:p>0.7485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8534" calcext:value-type="float">
            <text:p>0.000748534</text:p>
          </table:table-cell>
          <table:table-cell office:value-type="float" office:value="0.000198874" calcext:value-type="float">
            <text:p>0.000198874</text:p>
          </table:table-cell>
          <table:table-cell office:value-type="float" office:value="0.00244533" calcext:value-type="float">
            <text:p>0.00244533</text:p>
          </table:table-cell>
          <table:table-cell office:value-type="float" office:value="21029" calcext:value-type="float">
            <text:p>21029</text:p>
          </table:table-cell>
          <table:table-cell office:value-type="float" office:value="1000" calcext:value-type="float">
            <text:p>1000</text:p>
          </table:table-cell>
          <table:table-cell office:value-type="float" office:value="21.029" calcext:value-type="float">
            <text:p>21.02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693623" calcext:value-type="float">
            <text:p>0.6936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93623" calcext:value-type="float">
            <text:p>0.000693623</text:p>
          </table:table-cell>
          <table:table-cell office:value-type="float" office:value="0.000192315" calcext:value-type="float">
            <text:p>0.000192315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20469" calcext:value-type="float">
            <text:p>20469</text:p>
          </table:table-cell>
          <table:table-cell office:value-type="float" office:value="1000" calcext:value-type="float">
            <text:p>1000</text:p>
          </table:table-cell>
          <table:table-cell office:value-type="float" office:value="20.469" calcext:value-type="float">
            <text:p>20.46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626041" calcext:value-type="float">
            <text:p>0.626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6041" calcext:value-type="float">
            <text:p>0.000626041</text:p>
          </table:table-cell>
          <table:table-cell office:value-type="float" office:value="0.000197067" calcext:value-type="float">
            <text:p>0.000197067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19736" calcext:value-type="float">
            <text:p>19736</text:p>
          </table:table-cell>
          <table:table-cell office:value-type="float" office:value="1000" calcext:value-type="float">
            <text:p>1000</text:p>
          </table:table-cell>
          <table:table-cell office:value-type="float" office:value="19.736" calcext:value-type="float">
            <text:p>19.73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509492" calcext:value-type="float">
            <text:p>0.509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9492" calcext:value-type="float">
            <text:p>0.000509492</text:p>
          </table:table-cell>
          <table:table-cell office:value-type="float" office:value="0.000182855" calcext:value-type="float">
            <text:p>0.000182855</text:p>
          </table:table-cell>
          <table:table-cell office:value-type="float" office:value="0.00222794" calcext:value-type="float">
            <text:p>0.00222794</text:p>
          </table:table-cell>
          <table:table-cell office:value-type="float" office:value="15609" calcext:value-type="float">
            <text:p>15609</text:p>
          </table:table-cell>
          <table:table-cell office:value-type="float" office:value="1000" calcext:value-type="float">
            <text:p>1000</text:p>
          </table:table-cell>
          <table:table-cell office:value-type="float" office:value="15.609" calcext:value-type="float">
            <text:p>15.609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32986" calcext:value-type="float">
            <text:p>0.32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86" calcext:value-type="float">
            <text:p>0.00032986</text:p>
          </table:table-cell>
          <table:table-cell office:value-type="float" office:value="0.000192313" calcext:value-type="float">
            <text:p>0.000192313</text:p>
          </table:table-cell>
          <table:table-cell office:value-type="float" office:value="0.00119865" calcext:value-type="float">
            <text:p>0.00119865</text:p>
          </table:table-cell>
          <table:table-cell office:value-type="float" office:value="10892" calcext:value-type="float">
            <text:p>10892</text:p>
          </table:table-cell>
          <table:table-cell office:value-type="float" office:value="1000" calcext:value-type="float">
            <text:p>1000</text:p>
          </table:table-cell>
          <table:table-cell office:value-type="float" office:value="10.892" calcext:value-type="float">
            <text:p>10.89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11035" calcext:value-type="float">
            <text:p>2.11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1035" calcext:value-type="float">
            <text:p>0.00211035</text:p>
          </table:table-cell>
          <table:table-cell office:value-type="float" office:value="0.00045478" calcext:value-type="float">
            <text:p>0.00045478</text:p>
          </table:table-cell>
          <table:table-cell office:value-type="float" office:value="0.0109123" calcext:value-type="float">
            <text:p>0.0109123</text:p>
          </table:table-cell>
          <table:table-cell office:value-type="float" office:value="28145" calcext:value-type="float">
            <text:p>28145</text:p>
          </table:table-cell>
          <table:table-cell office:value-type="float" office:value="1000" calcext:value-type="float">
            <text:p>1000</text:p>
          </table:table-cell>
          <table:table-cell office:value-type="float" office:value="28.145" calcext:value-type="float">
            <text:p>28.145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.86617" calcext:value-type="float">
            <text:p>4.866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86617" calcext:value-type="float">
            <text:p>0.00486617</text:p>
          </table:table-cell>
          <table:table-cell office:value-type="float" office:value="0.000750775" calcext:value-type="float">
            <text:p>0.000750775</text:p>
          </table:table-cell>
          <table:table-cell office:value-type="float" office:value="0.0264916" calcext:value-type="float">
            <text:p>0.0264916</text:p>
          </table:table-cell>
          <table:table-cell office:value-type="float" office:value="72872" calcext:value-type="float">
            <text:p>72872</text:p>
          </table:table-cell>
          <table:table-cell office:value-type="float" office:value="1000" calcext:value-type="float">
            <text:p>1000</text:p>
          </table:table-cell>
          <table:table-cell office:value-type="float" office:value="72.872" calcext:value-type="float">
            <text:p>72.872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.10635" calcext:value-type="float">
            <text:p>8.10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0635" calcext:value-type="float">
            <text:p>0.00810635</text:p>
          </table:table-cell>
          <table:table-cell office:value-type="float" office:value="0.000853522" calcext:value-type="float">
            <text:p>0.000853522</text:p>
          </table:table-cell>
          <table:table-cell office:value-type="float" office:value="0.0456327" calcext:value-type="float">
            <text:p>0.0456327</text:p>
          </table:table-cell>
          <table:table-cell office:value-type="float" office:value="137795" calcext:value-type="float">
            <text:p>13779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95" calcext:value-type="float">
            <text:p>137.795</text:p>
          </table:table-cell>
          <table:table-cell office:value-type="float" office:value="9" calcext:value-type="float">
            <text:p>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.39715" calcext:value-type="float">
            <text:p>9.39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9715" calcext:value-type="float">
            <text:p>0.00939715</text:p>
          </table:table-cell>
          <table:table-cell office:value-type="float" office:value="0.00117278" calcext:value-type="float">
            <text:p>0.00117278</text:p>
          </table:table-cell>
          <table:table-cell office:value-type="float" office:value="0.0558507" calcext:value-type="float">
            <text:p>0.0558507</text:p>
          </table:table-cell>
          <table:table-cell office:value-type="float" office:value="172741" calcext:value-type="float">
            <text:p>172741</text:p>
          </table:table-cell>
          <table:table-cell office:value-type="float" office:value="1000" calcext:value-type="float">
            <text:p>1000</text:p>
          </table:table-cell>
          <table:table-cell office:value-type="float" office:value="172.741" calcext:value-type="float">
            <text:p>172.741</text:p>
          </table:table-cell>
          <table:table-cell office:value-type="float" office:value="13" calcext:value-type="float">
            <text:p>13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.346" calcext:value-type="float">
            <text:p>9.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46" calcext:value-type="float">
            <text:p>0.009346</text:p>
          </table:table-cell>
          <table:table-cell office:value-type="float" office:value="0.0013462" calcext:value-type="float">
            <text:p>0.0013462</text:p>
          </table:table-cell>
          <table:table-cell office:value-type="float" office:value="0.0528104" calcext:value-type="float">
            <text:p>0.0528104</text:p>
          </table:table-cell>
          <table:table-cell office:value-type="float" office:value="184078" calcext:value-type="float">
            <text:p>184078</text:p>
          </table:table-cell>
          <table:table-cell office:value-type="float" office:value="1000" calcext:value-type="float">
            <text:p>1000</text:p>
          </table:table-cell>
          <table:table-cell office:value-type="float" office:value="184.078" calcext:value-type="float">
            <text:p>184.078</text:p>
          </table:table-cell>
          <table:table-cell office:value-type="float" office:value="19" calcext:value-type="float">
            <text:p>1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.23214" calcext:value-type="float">
            <text:p>8.23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3214" calcext:value-type="float">
            <text:p>0.00823214</text:p>
          </table:table-cell>
          <table:table-cell office:value-type="float" office:value="0.000674108" calcext:value-type="float">
            <text:p>0.000674108</text:p>
          </table:table-cell>
          <table:table-cell office:value-type="float" office:value="0.0421582" calcext:value-type="float">
            <text:p>0.0421582</text:p>
          </table:table-cell>
          <table:table-cell office:value-type="float" office:value="176106" calcext:value-type="float">
            <text:p>176106</text:p>
          </table:table-cell>
          <table:table-cell office:value-type="float" office:value="1000" calcext:value-type="float">
            <text:p>1000</text:p>
          </table:table-cell>
          <table:table-cell office:value-type="float" office:value="176.106" calcext:value-type="float">
            <text:p>176.106</text:p>
          </table:table-cell>
          <table:table-cell office:value-type="float" office:value="7" calcext:value-type="float">
            <text:p>7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.07475" calcext:value-type="float">
            <text:p>6.07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7475" calcext:value-type="float">
            <text:p>0.00607475</text:p>
          </table:table-cell>
          <table:table-cell office:value-type="float" office:value="0.000581763" calcext:value-type="float">
            <text:p>0.000581763</text:p>
          </table:table-cell>
          <table:table-cell office:value-type="float" office:value="0.0304207" calcext:value-type="float">
            <text:p>0.0304207</text:p>
          </table:table-cell>
          <table:table-cell office:value-type="float" office:value="138830" calcext:value-type="float">
            <text:p>138830</text:p>
          </table:table-cell>
          <table:table-cell office:value-type="float" office:value="1000" calcext:value-type="float">
            <text:p>1000</text:p>
          </table:table-cell>
          <table:table-cell office:value-type="float" office:value="138.83" calcext:value-type="float">
            <text:p>138.83</text:p>
          </table:table-cell>
          <table:table-cell office:value-type="float" office:value="9" calcext:value-type="float">
            <text:p>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.51023" calcext:value-type="float">
            <text:p>3.51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023" calcext:value-type="float">
            <text:p>0.00351023</text:p>
          </table:table-cell>
          <table:table-cell office:value-type="float" office:value="0.000434081" calcext:value-type="float">
            <text:p>0.000434081</text:p>
          </table:table-cell>
          <table:table-cell office:value-type="float" office:value="0.0160394" calcext:value-type="float">
            <text:p>0.0160394</text:p>
          </table:table-cell>
          <table:table-cell office:value-type="float" office:value="84915" calcext:value-type="float">
            <text:p>84915</text:p>
          </table:table-cell>
          <table:table-cell office:value-type="float" office:value="1000" calcext:value-type="float">
            <text:p>1000</text:p>
          </table:table-cell>
          <table:table-cell office:value-type="float" office:value="84.915" calcext:value-type="float">
            <text:p>84.915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.36542" calcext:value-type="float">
            <text:p>1.36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6542" calcext:value-type="float">
            <text:p>0.00136542</text:p>
          </table:table-cell>
          <table:table-cell office:value-type="float" office:value="0.000443258" calcext:value-type="float">
            <text:p>0.000443258</text:p>
          </table:table-cell>
          <table:table-cell office:value-type="float" office:value="0.00948961" calcext:value-type="float">
            <text:p>0.00948961</text:p>
          </table:table-cell>
          <table:table-cell office:value-type="float" office:value="33143" calcext:value-type="float">
            <text:p>33143</text:p>
          </table:table-cell>
          <table:table-cell office:value-type="float" office:value="1000" calcext:value-type="float">
            <text:p>1000</text:p>
          </table:table-cell>
          <table:table-cell office:value-type="float" office:value="33.143" calcext:value-type="float">
            <text:p>33.143</text:p>
          </table:table-cell>
          <table:table-cell office:value-type="float" office:value="8" calcext:value-type="float">
            <text:p>8</text:p>
          </table:table-cell>
          <table:table-cell office:value-type="float" office:value="283" calcext:value-type="float">
            <text:p>283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75757" calcext:value-type="float">
            <text:p>1.75757</text:p>
          </table:table-cell>
          <table:table-cell office:value-type="float" office:value="100" calcext:value-type="float">
            <text:p>100</text:p>
          </table:table-cell>
          <table:table-cell office:value-type="float" office:value="0.0175757" calcext:value-type="float">
            <text:p>0.0175757</text:p>
          </table:table-cell>
          <table:table-cell office:value-type="float" office:value="0.00137355" calcext:value-type="float">
            <text:p>0.00137355</text:p>
          </table:table-cell>
          <table:table-cell office:value-type="float" office:value="0.0657811" calcext:value-type="float">
            <text:p>0.0657811</text:p>
          </table:table-cell>
          <table:table-cell office:value-type="float" office:value="18304" calcext:value-type="float">
            <text:p>18304</text:p>
          </table:table-cell>
          <table:table-cell office:value-type="float" office:value="100" calcext:value-type="float">
            <text:p>100</text:p>
          </table:table-cell>
          <table:table-cell office:value-type="float" office:value="183.04" calcext:value-type="float">
            <text:p>183.04</text:p>
          </table:table-cell>
          <table:table-cell office:value-type="float" office:value="7" calcext:value-type="float">
            <text:p>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.63134" calcext:value-type="float">
            <text:p>6.63134</text:p>
          </table:table-cell>
          <table:table-cell office:value-type="float" office:value="100" calcext:value-type="float">
            <text:p>100</text:p>
          </table:table-cell>
          <table:table-cell office:value-type="float" office:value="0.0663134" calcext:value-type="float">
            <text:p>0.0663134</text:p>
          </table:table-cell>
          <table:table-cell office:value-type="float" office:value="0.0100578" calcext:value-type="float">
            <text:p>0.0100578</text:p>
          </table:table-cell>
          <table:table-cell office:value-type="float" office:value="0.451787" calcext:value-type="float">
            <text:p>0.451787</text:p>
          </table:table-cell>
          <table:table-cell office:value-type="float" office:value="74052" calcext:value-type="float">
            <text:p>74052</text:p>
          </table:table-cell>
          <table:table-cell office:value-type="float" office:value="100" calcext:value-type="float">
            <text:p>100</text:p>
          </table:table-cell>
          <table:table-cell office:value-type="float" office:value="740.52" calcext:value-type="float">
            <text:p>740.52</text:p>
          </table:table-cell>
          <table:table-cell office:value-type="float" office:value="84" calcext:value-type="float">
            <text:p>84</text:p>
          </table:table-cell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.5304" calcext:value-type="float">
            <text:p>12.5304</text:p>
          </table:table-cell>
          <table:table-cell office:value-type="float" office:value="100" calcext:value-type="float">
            <text:p>100</text:p>
          </table:table-cell>
          <table:table-cell office:value-type="float" office:value="0.125304" calcext:value-type="float">
            <text:p>0.125304</text:p>
          </table:table-cell>
          <table:table-cell office:value-type="float" office:value="0.00825424" calcext:value-type="float">
            <text:p>0.00825424</text:p>
          </table:table-cell>
          <table:table-cell office:value-type="float" office:value="0.497303" calcext:value-type="float">
            <text:p>0.497303</text:p>
          </table:table-cell>
          <table:table-cell office:value-type="float" office:value="143169" calcext:value-type="float">
            <text:p>143169</text:p>
          </table:table-cell>
          <table:table-cell office:value-type="float" office:value="100" calcext:value-type="float">
            <text:p>100</text:p>
          </table:table-cell>
          <table:table-cell office:value-type="float" office:value="1431.69" calcext:value-type="float">
            <text:p>1431.69</text:p>
          </table:table-cell>
          <table:table-cell office:value-type="float" office:value="99" calcext:value-type="float">
            <text:p>99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.3628" calcext:value-type="float">
            <text:p>16.3628</text:p>
          </table:table-cell>
          <table:table-cell office:value-type="float" office:value="100" calcext:value-type="float">
            <text:p>100</text:p>
          </table:table-cell>
          <table:table-cell office:value-type="float" office:value="0.163628" calcext:value-type="float">
            <text:p>0.163628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715547" calcext:value-type="float">
            <text:p>0.715547</text:p>
          </table:table-cell>
          <table:table-cell office:value-type="float" office:value="208189" calcext:value-type="float">
            <text:p>208189</text:p>
          </table:table-cell>
          <table:table-cell office:value-type="float" office:value="100" calcext:value-type="float">
            <text:p>100</text:p>
          </table:table-cell>
          <table:table-cell office:value-type="float" office:value="2081.89" calcext:value-type="float">
            <text:p>2081.89</text:p>
          </table:table-cell>
          <table:table-cell office:value-type="float" office:value="244" calcext:value-type="float">
            <text:p>244</text:p>
          </table:table-cell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.135" calcext:value-type="float">
            <text:p>18.135</text:p>
          </table:table-cell>
          <table:table-cell office:value-type="float" office:value="100" calcext:value-type="float">
            <text:p>100</text:p>
          </table:table-cell>
          <table:table-cell office:value-type="float" office:value="0.18135" calcext:value-type="float">
            <text:p>0.1813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618227" calcext:value-type="float">
            <text:p>0.618227</text:p>
          </table:table-cell>
          <table:table-cell office:value-type="float" office:value="251102" calcext:value-type="float">
            <text:p>251102</text:p>
          </table:table-cell>
          <table:table-cell office:value-type="float" office:value="100" calcext:value-type="float">
            <text:p>100</text:p>
          </table:table-cell>
          <table:table-cell office:value-type="float" office:value="2511.02" calcext:value-type="float">
            <text:p>2511.02</text:p>
          </table:table-cell>
          <table:table-cell office:value-type="float" office:value="233" calcext:value-type="float">
            <text:p>233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.8972" calcext:value-type="float">
            <text:p>11.8972</text:p>
          </table:table-cell>
          <table:table-cell office:value-type="float" office:value="100" calcext:value-type="float">
            <text:p>100</text:p>
          </table:table-cell>
          <table:table-cell office:value-type="float" office:value="0.118972" calcext:value-type="float">
            <text:p>0.118972</text:p>
          </table:table-cell>
          <table:table-cell office:value-type="float" office:value="0.0122673" calcext:value-type="float">
            <text:p>0.0122673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185988" calcext:value-type="float">
            <text:p>185988</text:p>
          </table:table-cell>
          <table:table-cell office:value-type="float" office:value="100" calcext:value-type="float">
            <text:p>100</text:p>
          </table:table-cell>
          <table:table-cell office:value-type="float" office:value="1859.88" calcext:value-type="float">
            <text:p>1859.88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.55308" calcext:value-type="float">
            <text:p>7.55308</text:p>
          </table:table-cell>
          <table:table-cell office:value-type="float" office:value="100" calcext:value-type="float">
            <text:p>100</text:p>
          </table:table-cell>
          <table:table-cell office:value-type="float" office:value="0.0755308" calcext:value-type="float">
            <text:p>0.0755308</text:p>
          </table:table-cell>
          <table:table-cell office:value-type="float" office:value="0.00808785" calcext:value-type="float">
            <text:p>0.00808785</text:p>
          </table:table-cell>
          <table:table-cell office:value-type="float" office:value="0.301144" calcext:value-type="float">
            <text:p>0.301144</text:p>
          </table:table-cell>
          <table:table-cell office:value-type="float" office:value="131194" calcext:value-type="float">
            <text:p>131194</text:p>
          </table:table-cell>
          <table:table-cell office:value-type="float" office:value="100" calcext:value-type="float">
            <text:p>100</text:p>
          </table:table-cell>
          <table:table-cell office:value-type="float" office:value="1311.94" calcext:value-type="float">
            <text:p>1311.94</text:p>
          </table:table-cell>
          <table:table-cell office:value-type="float" office:value="135" calcext:value-type="float">
            <text:p>135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.42788" calcext:value-type="float">
            <text:p>3.42788</text:p>
          </table:table-cell>
          <table:table-cell office:value-type="float" office:value="100" calcext:value-type="float">
            <text:p>100</text:p>
          </table:table-cell>
          <table:table-cell office:value-type="float" office:value="0.0342788" calcext:value-type="float">
            <text:p>0.0342788</text:p>
          </table:table-cell>
          <table:table-cell office:value-type="float" office:value="0.00434144" calcext:value-type="float">
            <text:p>0.00434144</text:p>
          </table:table-cell>
          <table:table-cell office:value-type="float" office:value="0.124196" calcext:value-type="float">
            <text:p>0.124196</text:p>
          </table:table-cell>
          <table:table-cell office:value-type="float" office:value="66021" calcext:value-type="float">
            <text:p>66021</text:p>
          </table:table-cell>
          <table:table-cell office:value-type="float" office:value="100" calcext:value-type="float">
            <text:p>100</text:p>
          </table:table-cell>
          <table:table-cell office:value-type="float" office:value="660.21" calcext:value-type="float">
            <text:p>660.21</text:p>
          </table:table-cell>
          <table:table-cell office:value-type="float" office:value="68" calcext:value-type="float">
            <text:p>68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695414" calcext:value-type="float">
            <text:p>0.695414</text:p>
          </table:table-cell>
          <table:table-cell office:value-type="float" office:value="100" calcext:value-type="float">
            <text:p>100</text:p>
          </table:table-cell>
          <table:table-cell office:value-type="float" office:value="0.00695414" calcext:value-type="float">
            <text:p>0.00695414</text:p>
          </table:table-cell>
          <table:table-cell office:value-type="float" office:value="0.00110028" calcext:value-type="float">
            <text:p>0.00110028</text:p>
          </table:table-cell>
          <table:table-cell office:value-type="float" office:value="0.0409287" calcext:value-type="float">
            <text:p>0.0409287</text:p>
          </table:table-cell>
          <table:table-cell office:value-type="float" office:value="13459" calcext:value-type="float">
            <text:p>13459</text:p>
          </table:table-cell>
          <table:table-cell office:value-type="float" office:value="100" calcext:value-type="float">
            <text:p>100</text:p>
          </table:table-cell>
          <table:table-cell office:value-type="float" office:value="134.59" calcext:value-type="float">
            <text:p>134.59</text:p>
          </table:table-cell>
          <table:table-cell office:value-type="float" office:value="15" calcext:value-type="float">
            <text:p>15</text:p>
          </table:table-cell>
          <table:table-cell office:value-type="float" office:value="905" calcext:value-type="float">
            <text:p>905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.4676" calcext:value-type="float">
            <text:p>16.4676</text:p>
          </table:table-cell>
          <table:table-cell office:value-type="float" office:value="100" calcext:value-type="float">
            <text:p>100</text:p>
          </table:table-cell>
          <table:table-cell office:value-type="float" office:value="0.164676" calcext:value-type="float">
            <text:p>0.164676</text:p>
          </table:table-cell>
          <table:table-cell office:value-type="float" office:value="0.0236199" calcext:value-type="float">
            <text:p>0.0236199</text:p>
          </table:table-cell>
          <table:table-cell office:value-type="float" office:value="0.603148" calcext:value-type="float">
            <text:p>0.603148</text:p>
          </table:table-cell>
          <table:table-cell office:value-type="float" office:value="117361" calcext:value-type="float">
            <text:p>117361</text:p>
          </table:table-cell>
          <table:table-cell office:value-type="float" office:value="100" calcext:value-type="float">
            <text:p>100</text:p>
          </table:table-cell>
          <table:table-cell office:value-type="float" office:value="1173.61" calcext:value-type="float">
            <text:p>1173.61</text:p>
          </table:table-cell>
          <table:table-cell office:value-type="float" office:value="185" calcext:value-type="float">
            <text:p>185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1.387" calcext:value-type="float">
            <text:p>111.387</text:p>
          </table:table-cell>
          <table:table-cell office:value-type="float" office:value="100" calcext:value-type="float">
            <text:p>100</text:p>
          </table:table-cell>
          <table:table-cell office:value-type="float" office:value="1.11387" calcext:value-type="float">
            <text:p>1.11387</text:p>
          </table:table-cell>
          <table:table-cell office:value-type="float" office:value="0.051022" calcext:value-type="float">
            <text:p>0.051022</text:p>
          </table:table-cell>
          <table:table-cell office:value-type="float" office:value="3.23374" calcext:value-type="float">
            <text:p>3.23374</text:p>
          </table:table-cell>
          <table:table-cell office:value-type="float" office:value="856126" calcext:value-type="float">
            <text:p>856126</text:p>
          </table:table-cell>
          <table:table-cell office:value-type="float" office:value="100" calcext:value-type="float">
            <text:p>100</text:p>
          </table:table-cell>
          <table:table-cell office:value-type="float" office:value="8561.26" calcext:value-type="float">
            <text:p>8561.26</text:p>
          </table:table-cell>
          <table:table-cell office:value-type="float" office:value="238" calcext:value-type="float">
            <text:p>238</text:p>
          </table:table-cell>
          <table:table-cell office:value-type="float" office:value="22765" calcext:value-type="float">
            <text:p>227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03.546" calcext:value-type="float">
            <text:p>303.546</text:p>
          </table:table-cell>
          <table:table-cell office:value-type="float" office:value="100" calcext:value-type="float">
            <text:p>100</text:p>
          </table:table-cell>
          <table:table-cell office:value-type="float" office:value="3.03546" calcext:value-type="float">
            <text:p>3.03546</text:p>
          </table:table-cell>
          <table:table-cell office:value-type="float" office:value="0.586526" calcext:value-type="float">
            <text:p>0.586526</text:p>
          </table:table-cell>
          <table:table-cell office:value-type="float" office:value="28.4314" calcext:value-type="float">
            <text:p>28.4314</text:p>
          </table:table-cell>
          <table:table-cell office:value-type="float" office:value="2618651" calcext:value-type="float">
            <text:p>2618651</text:p>
          </table:table-cell>
          <table:table-cell office:value-type="float" office:value="100" calcext:value-type="float">
            <text:p>100</text:p>
          </table:table-cell>
          <table:table-cell office:value-type="float" office:value="26186.5" calcext:value-type="float">
            <text:p>26186.5</text:p>
          </table:table-cell>
          <table:table-cell office:value-type="float" office:value="3445" calcext:value-type="float">
            <text:p>3445</text:p>
          </table:table-cell>
          <table:table-cell office:value-type="float" office:value="259572" calcext:value-type="float">
            <text:p>2595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08.645" calcext:value-type="float">
            <text:p>408.645</text:p>
          </table:table-cell>
          <table:table-cell office:value-type="float" office:value="100" calcext:value-type="float">
            <text:p>100</text:p>
          </table:table-cell>
          <table:table-cell office:value-type="float" office:value="4.08645" calcext:value-type="float">
            <text:p>4.08645</text:p>
          </table:table-cell>
          <table:table-cell office:value-type="float" office:value="0.457823" calcext:value-type="float">
            <text:p>0.457823</text:p>
          </table:table-cell>
          <table:table-cell office:value-type="float" office:value="29.4159" calcext:value-type="float">
            <text:p>29.4159</text:p>
          </table:table-cell>
          <table:table-cell office:value-type="float" office:value="3867685" calcext:value-type="float">
            <text:p>3867685</text:p>
          </table:table-cell>
          <table:table-cell office:value-type="float" office:value="100" calcext:value-type="float">
            <text:p>100</text:p>
          </table:table-cell>
          <table:table-cell office:value-type="float" office:value="38676.8" calcext:value-type="float">
            <text:p>38676.8</text:p>
          </table:table-cell>
          <table:table-cell office:value-type="float" office:value="3244" calcext:value-type="float">
            <text:p>3244</text:p>
          </table:table-cell>
          <table:table-cell office:value-type="float" office:value="307482" calcext:value-type="float">
            <text:p>3074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0.857" calcext:value-type="float">
            <text:p>360.857</text:p>
          </table:table-cell>
          <table:table-cell office:value-type="float" office:value="100" calcext:value-type="float">
            <text:p>100</text:p>
          </table:table-cell>
          <table:table-cell office:value-type="float" office:value="3.60857" calcext:value-type="float">
            <text:p>3.60857</text:p>
          </table:table-cell>
          <table:table-cell office:value-type="float" office:value="0.376794" calcext:value-type="float">
            <text:p>0.376794</text:p>
          </table:table-cell>
          <table:table-cell office:value-type="float" office:value="21.0877" calcext:value-type="float">
            <text:p>21.0877</text:p>
          </table:table-cell>
          <table:table-cell office:value-type="float" office:value="3673377" calcext:value-type="float">
            <text:p>3673377</text:p>
          </table:table-cell>
          <table:table-cell office:value-type="float" office:value="100" calcext:value-type="float">
            <text:p>100</text:p>
          </table:table-cell>
          <table:table-cell office:value-type="float" office:value="36733.8" calcext:value-type="float">
            <text:p>36733.8</text:p>
          </table:table-cell>
          <table:table-cell office:value-type="float" office:value="3288" calcext:value-type="float">
            <text:p>3288</text:p>
          </table:table-cell>
          <table:table-cell office:value-type="float" office:value="236925" calcext:value-type="float">
            <text:p>2369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15.886" calcext:value-type="float">
            <text:p>315.886</text:p>
          </table:table-cell>
          <table:table-cell office:value-type="float" office:value="100" calcext:value-type="float">
            <text:p>100</text:p>
          </table:table-cell>
          <table:table-cell office:value-type="float" office:value="3.15886" calcext:value-type="float">
            <text:p>3.15886</text:p>
          </table:table-cell>
          <table:table-cell office:value-type="float" office:value="0.452433" calcext:value-type="float">
            <text:p>0.452433</text:p>
          </table:table-cell>
          <table:table-cell office:value-type="float" office:value="16.5979" calcext:value-type="float">
            <text:p>16.5979</text:p>
          </table:table-cell>
          <table:table-cell office:value-type="float" office:value="3709143" calcext:value-type="float">
            <text:p>3709143</text:p>
          </table:table-cell>
          <table:table-cell office:value-type="float" office:value="100" calcext:value-type="float">
            <text:p>100</text:p>
          </table:table-cell>
          <table:table-cell office:value-type="float" office:value="37091.4" calcext:value-type="float">
            <text:p>37091.4</text:p>
          </table:table-cell>
          <table:table-cell office:value-type="float" office:value="4921" calcext:value-type="float">
            <text:p>4921</text:p>
          </table:table-cell>
          <table:table-cell office:value-type="float" office:value="198960" calcext:value-type="float">
            <text:p>1989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75.37" calcext:value-type="float">
            <text:p>175.37</text:p>
          </table:table-cell>
          <table:table-cell office:value-type="float" office:value="100" calcext:value-type="float">
            <text:p>100</text:p>
          </table:table-cell>
          <table:table-cell office:value-type="float" office:value="1.7537" calcext:value-type="float">
            <text:p>1.7537</text:p>
          </table:table-cell>
          <table:table-cell office:value-type="float" office:value="0.127145" calcext:value-type="float">
            <text:p>0.127145</text:p>
          </table:table-cell>
          <table:table-cell office:value-type="float" office:value="11.4896" calcext:value-type="float">
            <text:p>11.4896</text:p>
          </table:table-cell>
          <table:table-cell office:value-type="float" office:value="2294593" calcext:value-type="float">
            <text:p>2294593</text:p>
          </table:table-cell>
          <table:table-cell office:value-type="float" office:value="100" calcext:value-type="float">
            <text:p>100</text:p>
          </table:table-cell>
          <table:table-cell office:value-type="float" office:value="22945.9" calcext:value-type="float">
            <text:p>22945.9</text:p>
          </table:table-cell>
          <table:table-cell office:value-type="float" office:value="1766" calcext:value-type="float">
            <text:p>1766</text:p>
          </table:table-cell>
          <table:table-cell office:value-type="float" office:value="130239" calcext:value-type="float">
            <text:p>130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3.6948" calcext:value-type="float">
            <text:p>53.6948</text:p>
          </table:table-cell>
          <table:table-cell office:value-type="float" office:value="100" calcext:value-type="float">
            <text:p>100</text:p>
          </table:table-cell>
          <table:table-cell office:value-type="float" office:value="0.536948" calcext:value-type="float">
            <text:p>0.536948</text:p>
          </table:table-cell>
          <table:table-cell office:value-type="float" office:value="0.0390631" calcext:value-type="float">
            <text:p>0.0390631</text:p>
          </table:table-cell>
          <table:table-cell office:value-type="float" office:value="3.22707" calcext:value-type="float">
            <text:p>3.22707</text:p>
          </table:table-cell>
          <table:table-cell office:value-type="float" office:value="813944" calcext:value-type="float">
            <text:p>813944</text:p>
          </table:table-cell>
          <table:table-cell office:value-type="float" office:value="100" calcext:value-type="float">
            <text:p>100</text:p>
          </table:table-cell>
          <table:table-cell office:value-type="float" office:value="8139.44" calcext:value-type="float">
            <text:p>8139.44</text:p>
          </table:table-cell>
          <table:table-cell office:value-type="float" office:value="628" calcext:value-type="float">
            <text:p>628</text:p>
          </table:table-cell>
          <table:table-cell office:value-type="float" office:value="50578" calcext:value-type="float">
            <text:p>505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.40653" calcext:value-type="float">
            <text:p>6.40653</text:p>
          </table:table-cell>
          <table:table-cell office:value-type="float" office:value="100" calcext:value-type="float">
            <text:p>100</text:p>
          </table:table-cell>
          <table:table-cell office:value-type="float" office:value="0.0640653" calcext:value-type="float">
            <text:p>0.0640653</text:p>
          </table:table-cell>
          <table:table-cell office:value-type="float" office:value="0.00224633" calcext:value-type="float">
            <text:p>0.00224633</text:p>
          </table:table-cell>
          <table:table-cell office:value-type="float" office:value="0.423194" calcext:value-type="float">
            <text:p>0.423194</text:p>
          </table:table-cell>
          <table:table-cell office:value-type="float" office:value="103462" calcext:value-type="float">
            <text:p>103462</text:p>
          </table:table-cell>
          <table:table-cell office:value-type="float" office:value="100" calcext:value-type="float">
            <text:p>100</text:p>
          </table:table-cell>
          <table:table-cell office:value-type="float" office:value="1034.62" calcext:value-type="float">
            <text:p>1034.62</text:p>
          </table:table-cell>
          <table:table-cell office:value-type="float" office:value="28" calcext:value-type="float">
            <text:p>28</text:p>
          </table:table-cell>
          <table:table-cell office:value-type="float" office:value="7178" calcext:value-type="float">
            <text:p>7178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2.068" calcext:value-type="float">
            <text:p>212.068</text:p>
          </table:table-cell>
          <table:table-cell office:value-type="float" office:value="100" calcext:value-type="float">
            <text:p>100</text:p>
          </table:table-cell>
          <table:table-cell office:value-type="float" office:value="2.12068" calcext:value-type="float">
            <text:p>2.12068</text:p>
          </table:table-cell>
          <table:table-cell office:value-type="float" office:value="0.151022" calcext:value-type="float">
            <text:p>0.151022</text:p>
          </table:table-cell>
          <table:table-cell office:value-type="float" office:value="12.193" calcext:value-type="float">
            <text:p>12.193</text:p>
          </table:table-cell>
          <table:table-cell office:value-type="float" office:value="1055417" calcext:value-type="float">
            <text:p>1055417</text:p>
          </table:table-cell>
          <table:table-cell office:value-type="float" office:value="100" calcext:value-type="float">
            <text:p>100</text:p>
          </table:table-cell>
          <table:table-cell office:value-type="float" office:value="10554.2" calcext:value-type="float">
            <text:p>10554.2</text:p>
          </table:table-cell>
          <table:table-cell office:value-type="float" office:value="601" calcext:value-type="float">
            <text:p>601</text:p>
          </table:table-cell>
          <table:table-cell office:value-type="float" office:value="75662" calcext:value-type="float">
            <text:p>756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33.75" calcext:value-type="float">
            <text:p>2833.75</text:p>
          </table:table-cell>
          <table:table-cell office:value-type="float" office:value="100" calcext:value-type="float">
            <text:p>100</text:p>
          </table:table-cell>
          <table:table-cell office:value-type="float" office:value="28.3375" calcext:value-type="float">
            <text:p>28.3375</text:p>
          </table:table-cell>
          <table:table-cell office:value-type="float" office:value="2.65076" calcext:value-type="float">
            <text:p>2.65076</text:p>
          </table:table-cell>
          <table:table-cell office:value-type="float" office:value="282.487" calcext:value-type="float">
            <text:p>282.487</text:p>
          </table:table-cell>
          <table:table-cell office:value-type="float" office:value="15504721" calcext:value-type="float">
            <text:p>15504721</text:p>
          </table:table-cell>
          <table:table-cell office:value-type="float" office:value="100" calcext:value-type="float">
            <text:p>100</text:p>
          </table:table-cell>
          <table:table-cell office:value-type="float" office:value="155047" calcext:value-type="float">
            <text:p>155047</text:p>
          </table:table-cell>
          <table:table-cell office:value-type="float" office:value="14468" calcext:value-type="float">
            <text:p>14468</text:p>
          </table:table-cell>
          <table:table-cell office:value-type="float" office:value="1753897" calcext:value-type="float">
            <text:p>175389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685.37" calcext:value-type="float">
            <text:p>7685.37</text:p>
          </table:table-cell>
          <table:table-cell office:value-type="float" office:value="100" calcext:value-type="float">
            <text:p>100</text:p>
          </table:table-cell>
          <table:table-cell office:value-type="float" office:value="76.8537" calcext:value-type="float">
            <text:p>76.8537</text:p>
          </table:table-cell>
          <table:table-cell office:value-type="float" office:value="10.3897" calcext:value-type="float">
            <text:p>10.3897</text:p>
          </table:table-cell>
          <table:table-cell office:value-type="float" office:value="275.571" calcext:value-type="float">
            <text:p>275.571</text:p>
          </table:table-cell>
          <table:table-cell office:value-type="float" office:value="44448095" calcext:value-type="float">
            <text:p>44448095</text:p>
          </table:table-cell>
          <table:table-cell office:value-type="float" office:value="100" calcext:value-type="float">
            <text:p>100</text:p>
          </table:table-cell>
          <table:table-cell office:value-type="float" office:value="444481" calcext:value-type="float">
            <text:p>444481</text:p>
          </table:table-cell>
          <table:table-cell office:value-type="float" office:value="68054" calcext:value-type="float">
            <text:p>68054</text:p>
          </table:table-cell>
          <table:table-cell office:value-type="float" office:value="1366958" calcext:value-type="float">
            <text:p>13669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322.9" calcext:value-type="float">
            <text:p>14322.9</text:p>
          </table:table-cell>
          <table:table-cell office:value-type="float" office:value="100" calcext:value-type="float">
            <text:p>100</text:p>
          </table:table-cell>
          <table:table-cell office:value-type="float" office:value="143.229" calcext:value-type="float">
            <text:p>143.229</text:p>
          </table:table-cell>
          <table:table-cell office:value-type="float" office:value="16.2121" calcext:value-type="float">
            <text:p>16.2121</text:p>
          </table:table-cell>
          <table:table-cell office:value-type="float" office:value="576.846" calcext:value-type="float">
            <text:p>576.846</text:p>
          </table:table-cell>
          <table:table-cell office:value-type="float" office:value="95808256" calcext:value-type="float">
            <text:p>95808256</text:p>
          </table:table-cell>
          <table:table-cell office:value-type="float" office:value="100" calcext:value-type="float">
            <text:p>100</text:p>
          </table:table-cell>
          <table:table-cell office:value-type="float" office:value="958083" calcext:value-type="float">
            <text:p>958083</text:p>
          </table:table-cell>
          <table:table-cell office:value-type="float" office:value="108610" calcext:value-type="float">
            <text:p>108610</text:p>
          </table:table-cell>
          <table:table-cell office:value-type="float" office:value="3992923" calcext:value-type="float">
            <text:p>39929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549.6" calcext:value-type="float">
            <text:p>15549.6</text:p>
          </table:table-cell>
          <table:table-cell office:value-type="float" office:value="100" calcext:value-type="float">
            <text:p>100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1.1187" calcext:value-type="float">
            <text:p>21.1187</text:p>
          </table:table-cell>
          <table:table-cell office:value-type="float" office:value="569.117" calcext:value-type="float">
            <text:p>569.117</text:p>
          </table:table-cell>
          <table:table-cell office:value-type="float" office:value="121786255" calcext:value-type="float">
            <text:p>121786255</text:p>
          </table:table-cell>
          <table:table-cell office:value-type="float" office:value="100" calcext:value-type="float">
            <text:p>100</text:p>
          </table:table-cell>
          <table:table-cell office:value-type="float" office:value="1217860" calcext:value-type="float">
            <text:p>1217860</text:p>
          </table:table-cell>
          <table:table-cell office:value-type="float" office:value="169237" calcext:value-type="float">
            <text:p>169237</text:p>
          </table:table-cell>
          <table:table-cell office:value-type="float" office:value="5105361" calcext:value-type="float">
            <text:p>51053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436.91" calcext:value-type="float">
            <text:p>8436.91</text:p>
          </table:table-cell>
          <table:table-cell office:value-type="float" office:value="100" calcext:value-type="float">
            <text:p>100</text:p>
          </table:table-cell>
          <table:table-cell office:value-type="float" office:value="84.3691" calcext:value-type="float">
            <text:p>84.3691</text:p>
          </table:table-cell>
          <table:table-cell office:value-type="float" office:value="7.39883" calcext:value-type="float">
            <text:p>7.39883</text:p>
          </table:table-cell>
          <table:table-cell office:value-type="float" office:value="388.631" calcext:value-type="float">
            <text:p>388.631</text:p>
          </table:table-cell>
          <table:table-cell office:value-type="float" office:value="74886166" calcext:value-type="float">
            <text:p>74886166</text:p>
          </table:table-cell>
          <table:table-cell office:value-type="float" office:value="100" calcext:value-type="float">
            <text:p>100</text:p>
          </table:table-cell>
          <table:table-cell office:value-type="float" office:value="748862" calcext:value-type="float">
            <text:p>748862</text:p>
          </table:table-cell>
          <table:table-cell office:value-type="float" office:value="63609" calcext:value-type="float">
            <text:p>63609</text:p>
          </table:table-cell>
          <table:table-cell office:value-type="float" office:value="3026809" calcext:value-type="float">
            <text:p>30268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574.3" calcext:value-type="float">
            <text:p>3574.3</text:p>
          </table:table-cell>
          <table:table-cell office:value-type="float" office:value="100" calcext:value-type="float">
            <text:p>100</text:p>
          </table:table-cell>
          <table:table-cell office:value-type="float" office:value="35.743" calcext:value-type="float">
            <text:p>35.743</text:p>
          </table:table-cell>
          <table:table-cell office:value-type="float" office:value="2.86752" calcext:value-type="float">
            <text:p>2.86752</text:p>
          </table:table-cell>
          <table:table-cell office:value-type="float" office:value="135.193" calcext:value-type="float">
            <text:p>135.193</text:p>
          </table:table-cell>
          <table:table-cell office:value-type="float" office:value="36592400" calcext:value-type="float">
            <text:p>36592400</text:p>
          </table:table-cell>
          <table:table-cell office:value-type="float" office:value="100" calcext:value-type="float">
            <text:p>100</text:p>
          </table:table-cell>
          <table:table-cell office:value-type="float" office:value="365924" calcext:value-type="float">
            <text:p>365924</text:p>
          </table:table-cell>
          <table:table-cell office:value-type="float" office:value="31256" calcext:value-type="float">
            <text:p>31256</text:p>
          </table:table-cell>
          <table:table-cell office:value-type="float" office:value="1342014" calcext:value-type="float">
            <text:p>1342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94.583" calcext:value-type="float">
            <text:p>794.583</text:p>
          </table:table-cell>
          <table:table-cell office:value-type="float" office:value="100" calcext:value-type="float">
            <text:p>100</text:p>
          </table:table-cell>
          <table:table-cell office:value-type="float" office:value="7.94583" calcext:value-type="float">
            <text:p>7.94583</text:p>
          </table:table-cell>
          <table:table-cell office:value-type="float" office:value="0.345607" calcext:value-type="float">
            <text:p>0.345607</text:p>
          </table:table-cell>
          <table:table-cell office:value-type="float" office:value="37.31" calcext:value-type="float">
            <text:p>37.31</text:p>
          </table:table-cell>
          <table:table-cell office:value-type="float" office:value="9683315" calcext:value-type="float">
            <text:p>9683315</text:p>
          </table:table-cell>
          <table:table-cell office:value-type="float" office:value="100" calcext:value-type="float">
            <text:p>100</text:p>
          </table:table-cell>
          <table:table-cell office:value-type="float" office:value="96833.1" calcext:value-type="float">
            <text:p>96833.1</text:p>
          </table:table-cell>
          <table:table-cell office:value-type="float" office:value="4071" calcext:value-type="float">
            <text:p>4071</text:p>
          </table:table-cell>
          <table:table-cell office:value-type="float" office:value="424883" calcext:value-type="float">
            <text:p>424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2.6263" calcext:value-type="float">
            <text:p>62.6263</text:p>
          </table:table-cell>
          <table:table-cell office:value-type="float" office:value="100" calcext:value-type="float">
            <text:p>100</text:p>
          </table:table-cell>
          <table:table-cell office:value-type="float" office:value="0.626263" calcext:value-type="float">
            <text:p>0.626263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24.1935" calcext:value-type="float">
            <text:p>24.1935</text:p>
          </table:table-cell>
          <table:table-cell office:value-type="float" office:value="879501" calcext:value-type="float">
            <text:p>879501</text:p>
          </table:table-cell>
          <table:table-cell office:value-type="float" office:value="100" calcext:value-type="float">
            <text:p>100</text:p>
          </table:table-cell>
          <table:table-cell office:value-type="float" office:value="8795.01" calcext:value-type="float">
            <text:p>8795.01</text:p>
          </table:table-cell>
          <table:table-cell office:value-type="float" office:value="150" calcext:value-type="float">
            <text:p>150</text:p>
          </table:table-cell>
          <table:table-cell office:value-type="float" office:value="354314" calcext:value-type="float">
            <text:p>354314</text:p>
          </table:table-cell>
        </table:table-row>
      </table:table>
      <table:table table:name="data" table:style-name="ta1"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 sta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$summary_5.$L$6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$summary_10.$L$6])/LOG(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$summary_15.$L$6])/LOG(2)" office:value-type="float" office:value="10.129283016945" calcext:value-type="float">
            <text:p>10.129283016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$summary_20.$L$6])/LOG(2)" office:value-type="float" office:value="13.3338541611942" calcext:value-type="float">
            <text:p>13.3338541611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$summary_25.$L$6])/LOG(2)" office:value-type="float" office:value="17.8540709122428" calcext:value-type="float">
            <text:p>17.8540709122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$summary_30.$L$6])/LOG(2)" office:value-type="float" office:value="22.2835815469789" calcext:value-type="float">
            <text:p>22.283581546978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L2:summary_5.L10 summary_5.B2:summary_5.B10 summary_10.L2:summary_10.L10 summary_10.B2:summary_10.B10 summary_15.L2:summary_15.L10 summary_15.B2:summary_15.B10 summary_20.L2:summary_20.L10 summary_20.B2:summary_20.B10 summary_25.L2:summary_25.L10 summary_25.B2:summary_25.B10 summary_30.L2:summary_30.L10 summary_30.B2:summary_3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3.3pt" svg:y="0pt">
            <draw:object draw:notify-on-update-of-ranges="data.B2:data.B10 data.A2:data.A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4:06:13.594682008</meta:creation-date>
    <meta:generator>LibreOffice/6.2.7.1$Linux_X86_64 LibreOffice_project/20$Build-1</meta:generator>
    <dc:date>2019-12-15T14:23:45.819513747</dc:date>
    <meta:editing-duration>PT15M10S</meta:editing-duration>
    <meta:editing-cycles>3</meta:editing-cycles>
    <meta:document-statistic meta:table-count="8" meta:cell-count="7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L2:summary_5.L10 summary_10.L2:summary_10.L10 summary_15.L2:summary_15.L10 summary_20.L2:summary_20.L10 summary_25.L2:summary_25.L10 summary_30.L2:summary_30.L10" chart:data-source-has-labels="row" svg:x="1.331cm" svg:y="0.18cm" svg:width="12.185cm" svg:height="7.659cm">
          <chartooo:coordinate-region svg:x="2.878cm" svg:y="0.38cm" svg:width="10.358cm" svg:height="6.812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516cm" chart:style-name="ch6">
              <text:p>States</text:p>
            </chart:title>
            <chart:grid chart:style-name="ch7" chart:class="major"/>
          </chart:axis>
          <chart:series chart:style-name="ch8" chart:values-cell-range-address="summary_5.L2:summary_5.L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L2:summary_10.L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L2:summary_15.L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L2:summary_20.L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L2:summary_25.L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L2:summary_30.L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7">
                <text:p>7</text:p>
                <draw:g>
                  <svg:desc>summary_5.L2:summary_5.L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8">
                <text:p>38</text:p>
                <draw:g>
                  <svg:desc>summary_10.L2:summary_10.L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174">
                <text:p>174</text:p>
                <draw:g>
                  <svg:desc>summary_15.L2:summary_15.L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67">
                <text:p>767</text:p>
                <draw:g>
                  <svg:desc>summary_20.L2:summary_20.L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4367">
                <text:p>4367</text:p>
                <draw:g>
                  <svg:desc>summary_25.L2:summary_25.L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75662">
                <text:p>75662</text:p>
                <draw:g>
                  <svg:desc>summary_30.L2:summary_30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486">
                <text:p>486</text:p>
              </table:table-cell>
              <table:table-cell office:value-type="float" office:value="20">
                <text:p>20</text:p>
              </table:table-cell>
              <table:table-cell office:value-type="float" office:value="7275">
                <text:p>7275</text:p>
              </table:table-cell>
              <table:table-cell office:value-type="float" office:value="20">
                <text:p>20</text:p>
              </table:table-cell>
              <table:table-cell office:value-type="float" office:value="22765">
                <text:p>22765</text:p>
              </table:table-cell>
              <table:table-cell office:value-type="float" office:value="20">
                <text:p>20</text:p>
              </table:table-cell>
              <table:table-cell office:value-type="float" office:value="1753897">
                <text:p>1753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1071">
                <text:p>1071</text:p>
              </table:table-cell>
              <table:table-cell office:value-type="float" office:value="30">
                <text:p>30</text:p>
              </table:table-cell>
              <table:table-cell office:value-type="float" office:value="5063">
                <text:p>5063</text:p>
              </table:table-cell>
              <table:table-cell office:value-type="float" office:value="30">
                <text:p>30</text:p>
              </table:table-cell>
              <table:table-cell office:value-type="float" office:value="259572">
                <text:p>259572</text:p>
              </table:table-cell>
              <table:table-cell office:value-type="float" office:value="30">
                <text:p>30</text:p>
              </table:table-cell>
              <table:table-cell office:value-type="float" office:value="1366958">
                <text:p>1366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1531">
                <text:p>1531</text:p>
              </table:table-cell>
              <table:table-cell office:value-type="float" office:value="40">
                <text:p>40</text:p>
              </table:table-cell>
              <table:table-cell office:value-type="float" office:value="9206">
                <text:p>9206</text:p>
              </table:table-cell>
              <table:table-cell office:value-type="float" office:value="40">
                <text:p>40</text:p>
              </table:table-cell>
              <table:table-cell office:value-type="float" office:value="307482">
                <text:p>307482</text:p>
              </table:table-cell>
              <table:table-cell office:value-type="float" office:value="40">
                <text:p>40</text:p>
              </table:table-cell>
              <table:table-cell office:value-type="float" office:value="3992923">
                <text:p>3992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1120">
                <text:p>1120</text:p>
              </table:table-cell>
              <table:table-cell office:value-type="float" office:value="50">
                <text:p>50</text:p>
              </table:table-cell>
              <table:table-cell office:value-type="float" office:value="10325">
                <text:p>10325</text:p>
              </table:table-cell>
              <table:table-cell office:value-type="float" office:value="50">
                <text:p>50</text:p>
              </table:table-cell>
              <table:table-cell office:value-type="float" office:value="236925">
                <text:p>236925</text:p>
              </table:table-cell>
              <table:table-cell office:value-type="float" office:value="50">
                <text:p>50</text:p>
              </table:table-cell>
              <table:table-cell office:value-type="float" office:value="5105361">
                <text:p>5105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906">
                <text:p>906</text:p>
              </table:table-cell>
              <table:table-cell office:value-type="float" office:value="60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60">
                <text:p>60</text:p>
              </table:table-cell>
              <table:table-cell office:value-type="float" office:value="198960">
                <text:p>198960</text:p>
              </table:table-cell>
              <table:table-cell office:value-type="float" office:value="60">
                <text:p>60</text:p>
              </table:table-cell>
              <table:table-cell office:value-type="float" office:value="3026809">
                <text:p>3026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807">
                <text:p>807</text:p>
              </table:table-cell>
              <table:table-cell office:value-type="float" office:value="70">
                <text:p>70</text:p>
              </table:table-cell>
              <table:table-cell office:value-type="float" office:value="5982">
                <text:p>5982</text:p>
              </table:table-cell>
              <table:table-cell office:value-type="float" office:value="70">
                <text:p>70</text:p>
              </table:table-cell>
              <table:table-cell office:value-type="float" office:value="130239">
                <text:p>130239</text:p>
              </table:table-cell>
              <table:table-cell office:value-type="float" office:value="70">
                <text:p>70</text:p>
              </table:table-cell>
              <table:table-cell office:value-type="float" office:value="1342014">
                <text:p>1342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440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2626">
                <text:p>2626</text:p>
              </table:table-cell>
              <table:table-cell office:value-type="float" office:value="80">
                <text:p>80</text:p>
              </table:table-cell>
              <table:table-cell office:value-type="float" office:value="50578">
                <text:p>50578</text:p>
              </table:table-cell>
              <table:table-cell office:value-type="float" office:value="80">
                <text:p>80</text:p>
              </table:table-cell>
              <table:table-cell office:value-type="float" office:value="424883">
                <text:p>424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283">
                <text:p>283</text:p>
              </table:table-cell>
              <table:table-cell office:value-type="float" office:value="90">
                <text:p>90</text:p>
              </table:table-cell>
              <table:table-cell office:value-type="float" office:value="905">
                <text:p>905</text:p>
              </table:table-cell>
              <table:table-cell office:value-type="float" office:value="90">
                <text:p>90</text:p>
              </table:table-cell>
              <table:table-cell office:value-type="float" office:value="7178">
                <text:p>7178</text:p>
              </table:table-cell>
              <table:table-cell office:value-type="float" office:value="90">
                <text:p>90</text:p>
              </table:table-cell>
              <table:table-cell office:value-type="float" office:value="354314">
                <text:p>354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log(state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2:data.B10" chart:data-source-has-labels="row" svg:x="1.331cm" svg:y="0.18cm" svg:width="10.941cm" svg:height="7.659cm">
          <chartooo:coordinate-region svg:x="1.952cm" svg:y="0.379cm" svg:width="10.133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4.9cm" chart:style-name="ch6">
              <text:p>Log(States)</text:p>
            </chart:title>
            <chart:grid chart:style-name="ch7" chart:class="major"/>
          </chart:axis>
          <chart:series chart:style-name="ch8" chart:values-cell-range-address="data.B2:data.B10" loext:label-string="&quot;P=50&quot;" chart:class="chart:scatter">
            <chart:domain table:cell-range-address="data.A2:data.A10"/>
            <chart:regression-curve chart:style-name="ch9">
              <chart:equation chart:display-equation="true" chart:display-r-square="false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10</svg:desc>
                </draw:g>
              </table:table-cell>
              <table:table-cell office:value-type="float" office:value="3.70043971814109">
                <text:p>3.70043971814109</text:p>
                <draw:g>
                  <svg:desc>data.B2:data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58496250072116">
                <text:p>6.58496250072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.129283016945">
                <text:p>10.129283016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.3338541611942">
                <text:p>13.3338541611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7.8540709122428">
                <text:p>17.854070912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.2835815469789">
                <text:p>22.283581546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